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ArialUnicodeMS" svg:font-family="ArialUnicodeMS" style:font-pitch="variable"/>
    <style:font-face style:name="ArialUnicodeMS1" svg:font-family="ArialUnicodeMS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SansPro" svg:font-family="SourceSansPro" style:font-pitch="variable"/>
    <style:font-face style:name="SourceSansPro1" svg:font-family="SourceSansPro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34cm" svg:stroke-color="#1155cc" draw:stroke-linejoin="miter" svg:stroke-linecap="butt" draw:fill="none" fo:padding-top="0.017cm" fo:padding-bottom="0.017cm" fo:padding-left="0.017cm" fo:padding-right="0.017cm"/>
    </style:style>
    <style:style style:name="gr6" style:family="graphic" style:parent-style-name="standard">
      <style:graphic-properties draw:stroke="solid" svg:stroke-width="0.034cm" svg:stroke-color="#000000" draw:stroke-linejoin="miter" svg:stroke-linecap="butt" draw:fill="none" fo:padding-top="0.017cm" fo:padding-bottom="0.017cm" fo:padding-left="0.017cm" fo:padding-right="0.017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0.5pt" style:font-size-asian="10.5pt" style:font-size-complex="10.5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color="#000000" loext:opacity="100%" style:font-name="SourceSansPro1" fo:font-size="16pt" fo:font-weight="900" style:font-size-asian="16pt" style:font-weight-asian="900" style:font-name-complex="SourceSansPro1" style:font-size-complex="16pt" style:font-weight-complex="900"/>
    </style:style>
    <style:style style:name="T2" style:family="text">
      <style:text-properties fo:color="#000000" loext:opacity="100%" style:font-name="SourceSansPro1" fo:font-size="12pt" fo:font-weight="900" style:font-size-asian="12pt" style:font-weight-asian="900" style:font-name-complex="SourceSansPro1" style:font-size-complex="12pt" style:font-weight-complex="900"/>
    </style:style>
    <style:style style:name="T3" style:family="text">
      <style:text-properties fo:color="#000000" loext:opacity="100%" style:font-name="ArialUnicodeMS1" fo:font-size="10.5pt" fo:font-weight="normal" style:font-size-asian="10.5pt" style:font-weight-asian="normal" style:font-name-complex="ArialUnicodeMS1" style:font-size-complex="10.5pt" style:font-weight-complex="normal"/>
    </style:style>
    <style:style style:name="T4" style:family="text">
      <style:text-properties fo:color="#1155cc" loext:opacity="100%" style:font-name="ArialUnicodeMS1" fo:font-size="10.5pt" fo:font-weight="normal" style:font-size-asian="10.5pt" style:font-weight-asian="normal" style:font-name-complex="ArialUnicodeMS1" style:font-size-complex="10.5pt" style:font-weight-complex="normal"/>
    </style:style>
    <style:style style:name="T5" style:family="text">
      <style:text-properties fo:color="#000000" loext:opacity="100%" style:font-name="SourceSansPro1" fo:font-size="11pt" fo:font-weight="900" style:font-size-asian="11pt" style:font-weight-asian="900" style:font-name-complex="SourceSansPro1" style:font-size-complex="11pt" style:font-weight-complex="900"/>
    </style:style>
    <style:style style:name="T6" style:family="text">
      <style:text-properties fo:color="#000000" loext:opacity="100%" style:font-name="SourceSansPro1" fo:font-size="10.5pt" fo:font-weight="900" style:font-size-asian="10.5pt" style:font-weight-asian="900" style:font-name-complex="SourceSansPro1" style:font-size-complex="10.5pt" style:font-weight-complex="900"/>
    </style:style>
    <style:style style:name="T7" style:family="text">
      <style:text-properties fo:color="#000000" loext:opacity="100%" style:font-name="Arial1" fo:font-size="10.5pt" fo:font-weight="normal" style:font-size-asian="10.5pt" style:font-weight-asian="normal" style:font-name-complex="Arial1" style:font-size-complex="10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0.002cm" svg:viewBox="0 0 21591 27941" draw:points="0,0 21591,0 21591,27941 0,27941">
          <text:p/>
        </draw:polygon>
        <draw:polygon draw:style-name="gr1" draw:text-style-name="P1" draw:layer="layout" svg:width="21.59cm" svg:height="27.94cm" svg:x="-0.318cm" svg:y="0.002cm" svg:viewBox="0 0 21591 27941" draw:points="0,0 21591,0 21591,27941 0,27941">
          <text:p/>
        </draw:polygon>
        <draw:frame draw:style-name="gr2" draw:text-style-name="P3" draw:layer="layout" svg:width="5.615cm" svg:height="0.653cm" svg:x="8.438cm" svg:y="0.809cm">
          <draw:text-box>
            <text:p text:style-name="P2"><text:span text:style-name="T1">F</text:span><text:span text:style-name="T1">a</text:span><text:span text:style-name="T1">r</text:span><text:span text:style-name="T1">h</text:span><text:span text:style-name="T1">a</text:span><text:span text:style-name="T1">n</text:span><text:span text:style-name="T1"> </text:span><text:span text:style-name="T1">M</text:span><text:span text:style-name="T1">a</text:span><text:span text:style-name="T1">h</text:span><text:span text:style-name="T1">e</text:span><text:span text:style-name="T1">n</text:span><text:span text:style-name="T1">d</text:span><text:span text:style-name="T1">r</text:span><text:span text:style-name="T1">a</text:span></text:p>
          </draw:text-box>
        </draw:frame>
        <draw:frame draw:style-name="gr3" draw:text-style-name="P4" draw:layer="layout" svg:width="9.963cm" svg:height="0.497cm" svg:x="6.399cm" svg:y="1.504cm">
          <draw:text-box>
            <text:p text:style-name="P2"><text:span text:style-name="T2">FRONTEND DEVELOPER ( WEB &amp; MOBILE )</text:span></text:p>
          </draw:text-box>
        </draw:frame>
        <draw:frame draw:style-name="gr4" draw:text-style-name="P5" draw:layer="layout" svg:width="8.819cm" svg:height="0.433cm" svg:x="2.621cm" svg:y="2.065cm">
          <draw:text-box>
            <text:p text:style-name="P2"><text:span text:style-name="T3">B</text:span><text:span text:style-name="T3">e</text:span><text:span text:style-name="T3">k</text:span><text:span text:style-name="T3">a</text:span><text:span text:style-name="T3">s</text:span><text:span text:style-name="T3">i</text:span><text:span text:style-name="T3">, </text:span><text:span text:style-name="T3">I</text:span><text:span text:style-name="T3">n</text:span><text:span text:style-name="T3">d</text:span><text:span text:style-name="T3">o</text:span><text:span text:style-name="T3">n</text:span><text:span text:style-name="T3">e</text:span><text:span text:style-name="T3">s</text:span><text:span text:style-name="T3">i</text:span><text:span text:style-name="T3">a</text:span><text:span text:style-name="T3"> </text:span><text:span text:style-name="T3">|</text:span><text:span text:style-name="T4"> </text:span><text:span text:style-name="T4">G</text:span><text:span text:style-name="T4">i</text:span><text:span text:style-name="T4">t</text:span><text:span text:style-name="T4">h</text:span><text:span text:style-name="T4">u</text:span><text:span text:style-name="T4">b</text:span><text:span text:style-name="T3"> </text:span><text:span text:style-name="T3">|</text:span><text:span text:style-name="T4"> </text:span><text:span text:style-name="T4">L</text:span><text:span text:style-name="T4">i</text:span><text:span text:style-name="T4">n</text:span><text:span text:style-name="T4">k</text:span><text:span text:style-name="T4">e</text:span><text:span text:style-name="T4">d</text:span><text:span text:style-name="T4">I</text:span><text:span text:style-name="T4">n</text:span><text:span text:style-name="T3"> </text:span><text:span text:style-name="T3">|</text:span><text:span text:style-name="T4"> </text:span><text:span text:style-name="T4">W</text:span><text:span text:style-name="T4">e</text:span><text:span text:style-name="T4">b</text:span><text:span text:style-name="T4">s</text:span><text:span text:style-name="T4">i</text:span><text:span text:style-name="T4">t</text:span><text:span text:style-name="T4">e</text:span><text:span text:style-name="T3"> </text:span><text:span text:style-name="T3">|</text:span></text:p>
          </draw:text-box>
        </draw:frame>
        <draw:line draw:style-name="gr5" draw:text-style-name="P6" draw:layer="layout" svg:x1="5.82cm" svg:y1="2.383cm" svg:x2="6.949cm" svg:y2="2.383cm">
          <text:p/>
        </draw:line>
        <draw:line draw:style-name="gr5" draw:text-style-name="P6" draw:layer="layout" svg:x1="7.231cm" svg:y1="2.383cm" svg:x2="8.643cm" svg:y2="2.383cm">
          <text:p/>
        </draw:line>
        <draw:line draw:style-name="gr5" draw:text-style-name="P6" draw:layer="layout" svg:x1="8.925cm" svg:y1="2.383cm" svg:x2="10.265cm" svg:y2="2.383cm">
          <text:p/>
        </draw:line>
        <draw:line draw:style-name="gr5" draw:text-style-name="P6" draw:layer="layout" svg:x1="10.548cm" svg:y1="2.383cm" svg:x2="13.546cm" svg:y2="2.383cm">
          <text:p/>
        </draw:line>
        <draw:line draw:style-name="gr5" draw:text-style-name="P6" draw:layer="layout" svg:x1="13.828cm" svg:y1="2.383cm" svg:x2="18.979cm" svg:y2="2.383cm">
          <text:p/>
        </draw:line>
        <draw:frame draw:style-name="gr4" draw:text-style-name="P5" draw:layer="layout" svg:width="9.544cm" svg:height="0.433cm" svg:x="10.647cm" svg:y="2.065cm">
          <draw:text-box>
            <text:p text:style-name="P2"><text:span text:style-name="T4">+6285711197024</text:span><text:span text:style-name="T3"> |</text:span><text:span text:style-name="T4"> </text:span><text:span text:style-name="T4">farhanmahendra66@gmail.com</text:span></text:p>
          </draw:text-box>
        </draw:frame>
        <draw:line draw:style-name="gr6" draw:text-style-name="P6" draw:layer="layout" svg:x1="1.552cm" svg:y1="3.477cm" svg:x2="20.037cm" svg:y2="3.477cm">
          <text:p/>
        </draw:line>
        <draw:frame draw:style-name="gr7" draw:text-style-name="P7" draw:layer="layout" svg:width="2.263cm" svg:height="0.454cm" svg:x="1.549cm" svg:y="2.973cm">
          <draw:text-box>
            <text:p text:style-name="P2"><text:span text:style-name="T5">S</text:span><text:span text:style-name="T5">U</text:span><text:span text:style-name="T5">M</text:span><text:span text:style-name="T5">M</text:span><text:span text:style-name="T5">A</text:span><text:span text:style-name="T5">R</text:span><text:span text:style-name="T5">Y</text:span></text:p>
          </draw:text-box>
        </draw:frame>
        <draw:frame draw:style-name="gr4" draw:text-style-name="P5" draw:layer="layout" svg:width="20.648cm" svg:height="0.433cm" svg:x="1.549cm" svg:y="4.009cm">
          <draw:text-box>
            <text:p text:style-name="P2"><text:span text:style-name="T3">I </text:span><text:span text:style-name="T3">a</text:span><text:span text:style-name="T3">m</text:span><text:span text:style-name="T3"> </text:span><text:span text:style-name="T3">a</text:span><text:span text:style-name="T3"> </text:span><text:span text:style-name="T3">j</text:span><text:span text:style-name="T3">u</text:span><text:span text:style-name="T3">n</text:span><text:span text:style-name="T3">i</text:span><text:span text:style-name="T3">o</text:span><text:span text:style-name="T3">r</text:span><text:span text:style-name="T3"> </text:span><text:span text:style-name="T3">f</text:span><text:span text:style-name="T3">r</text:span><text:span text:style-name="T3">o</text:span><text:span text:style-name="T3">n</text:span><text:span text:style-name="T3">t</text:span><text:span text:style-name="T3">-</text:span><text:span text:style-name="T3">e</text:span><text:span text:style-name="T3">n</text:span><text:span text:style-name="T3">d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o</text:span><text:span text:style-name="T3">b</text:span><text:span text:style-name="T3">i</text:span><text:span text:style-name="T3">l</text:span><text:span text:style-name="T3">e</text:span><text:span text:style-name="T3"> </text:span><text:span text:style-name="T3">a</text:span><text:span text:style-name="T3">p</text:span><text:span text:style-name="T3">p</text:span><text:span text:style-name="T3">l</text:span><text:span text:style-name="T3">i</text:span><text:span text:style-name="T3">c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d</text:span><text:span text:style-name="T3">e</text:span><text:span text:style-name="T3">v</text:span><text:span text:style-name="T3">e</text:span><text:span text:style-name="T3">l</text:span><text:span text:style-name="T3">o</text:span><text:span text:style-name="T3">p</text:span><text:span text:style-name="T3">e</text:span><text:span text:style-name="T3">r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e</text:span><text:span text:style-name="T3">x</text:span><text:span text:style-name="T3">p</text:span><text:span text:style-name="T3">e</text:span><text:span text:style-name="T3">r</text:span><text:span text:style-name="T3">t</text:span><text:span text:style-name="T3">i</text:span><text:span text:style-name="T3">s</text:span><text:span text:style-name="T3">e</text:span><text:span text:style-name="T3"> </text:span><text:span text:style-name="T3">i</text:span><text:span text:style-name="T3">n</text:span><text:span text:style-name="T3"> </text:span><text:span text:style-name="T3">w</text:span><text:span text:style-name="T3">e</text:span><text:span text:style-name="T3">b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o</text:span><text:span text:style-name="T3">b</text:span><text:span text:style-name="T3">i</text:span><text:span text:style-name="T3">l</text:span><text:span text:style-name="T3">e</text:span><text:span text:style-name="T3"> </text:span><text:span text:style-name="T3">t</text:span><text:span text:style-name="T3">e</text:span><text:span text:style-name="T3">c</text:span><text:span text:style-name="T3">h</text:span><text:span text:style-name="T3">n</text:span><text:span text:style-name="T3">o</text:span><text:span text:style-name="T3">l</text:span><text:span text:style-name="T3">o</text:span><text:span text:style-name="T3">g</text:span><text:span text:style-name="T3">y</text:span><text:span text:style-name="T3">, </text:span><text:span text:style-name="T3">w</text:span><text:span text:style-name="T3">e</text:span><text:span text:style-name="T3">b</text:span><text:span text:style-name="T3"> </text:span><text:span text:style-name="T3">a</text:span><text:span text:style-name="T3">n</text:span><text:span text:style-name="T3">d</text:span></text:p>
          </draw:text-box>
        </draw:frame>
        <draw:frame draw:style-name="gr4" draw:text-style-name="P5" draw:layer="layout" svg:width="19.395cm" svg:height="0.433cm" svg:x="1.549cm" svg:y="4.474cm">
          <draw:text-box>
            <text:p text:style-name="P2"><text:span text:style-name="T3">mobile application design, prototyping, API consumption, and UI </text:span><text:span text:style-name="T3">design. A fast learner with an interest in</text:span></text:p>
          </draw:text-box>
        </draw:frame>
        <draw:frame draw:style-name="gr4" draw:text-style-name="P5" draw:layer="layout" svg:width="20.394cm" svg:height="0.433cm" svg:x="1.549cm" svg:y="4.94cm">
          <draw:text-box>
            <text:p text:style-name="P2"><text:span text:style-name="T3">l</text:span><text:span text:style-name="T3">e</text:span><text:span text:style-name="T3">a</text:span><text:span text:style-name="T3">r</text:span><text:span text:style-name="T3">n</text:span><text:span text:style-name="T3">i</text:span><text:span text:style-name="T3">n</text:span><text:span text:style-name="T3">g</text:span><text:span text:style-name="T3"> </text:span><text:span text:style-name="T3">n</text:span><text:span text:style-name="T3">e</text:span><text:span text:style-name="T3">w</text:span><text:span text:style-name="T3"> </text:span><text:span text:style-name="T3">t</text:span><text:span text:style-name="T3">h</text:span><text:span text:style-name="T3">i</text:span><text:span text:style-name="T3">n</text:span><text:span text:style-name="T3">g</text:span><text:span text:style-name="T3">s</text:span><text:span text:style-name="T3">, </text:span><text:span text:style-name="T3">o</text:span><text:span text:style-name="T3">r</text:span><text:span text:style-name="T3">g</text:span><text:span text:style-name="T3">a</text:span><text:span text:style-name="T3">n</text:span><text:span text:style-name="T3">i</text:span><text:span text:style-name="T3">z</text:span><text:span text:style-name="T3">e</text:span><text:span text:style-name="T3">d</text:span><text:span text:style-name="T3">, </text:span><text:span text:style-name="T3">e</text:span><text:span text:style-name="T3">n</text:span><text:span text:style-name="T3">t</text:span><text:span text:style-name="T3">h</text:span><text:span text:style-name="T3">u</text:span><text:span text:style-name="T3">s</text:span><text:span text:style-name="T3">i</text:span><text:span text:style-name="T3">a</text:span><text:span text:style-name="T3">s</text:span><text:span text:style-name="T3">t</text:span><text:span text:style-name="T3">i</text:span><text:span text:style-name="T3">c</text:span><text:span text:style-name="T3">, </text:span><text:span text:style-name="T3">a</text:span><text:span text:style-name="T3">n</text:span><text:span text:style-name="T3">d</text:span><text:span text:style-name="T3"> </text:span><text:span text:style-name="T3">h</text:span><text:span text:style-name="T3">a</text:span><text:span text:style-name="T3">s</text:span><text:span text:style-name="T3"> </text:span><text:span text:style-name="T3">g</text:span><text:span text:style-name="T3">o</text:span><text:span text:style-name="T3">o</text:span><text:span text:style-name="T3">d</text:span><text:span text:style-name="T3"> </text:span><text:span text:style-name="T3">c</text:span><text:span text:style-name="T3">o</text:span><text:span text:style-name="T3">m</text:span><text:span text:style-name="T3">m</text:span><text:span text:style-name="T3">u</text:span><text:span text:style-name="T3">n</text:span><text:span text:style-name="T3">i</text:span><text:span text:style-name="T3">c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s</text:span><text:span text:style-name="T3">k</text:span><text:span text:style-name="T3">i</text:span><text:span text:style-name="T3">l</text:span><text:span text:style-name="T3">l</text:span><text:span text:style-name="T3">s</text:span><text:span text:style-name="T3">. </text:span><text:span text:style-name="T3">A</text:span><text:span text:style-name="T3">b</text:span><text:span text:style-name="T3">l</text:span><text:span text:style-name="T3">e</text:span><text:span text:style-name="T3"> </text:span><text:span text:style-name="T3">t</text:span><text:span text:style-name="T3">o</text:span><text:span text:style-name="T3"> </text:span><text:span text:style-name="T3">j</text:span><text:span text:style-name="T3">o</text:span><text:span text:style-name="T3">i</text:span><text:span text:style-name="T3">n</text:span><text:span text:style-name="T3"> </text:span><text:span text:style-name="T3">a</text:span><text:span text:style-name="T3"> </text:span><text:span text:style-name="T3">t</text:span><text:span text:style-name="T3">e</text:span><text:span text:style-name="T3">a</text:span><text:span text:style-name="T3">m</text:span><text:span text:style-name="T3"> </text:span><text:span text:style-name="T3">a</text:span><text:span text:style-name="T3">n</text:span><text:span text:style-name="T3">d</text:span><text:span text:style-name="T3"> </text:span><text:span text:style-name="T3">s</text:span><text:span text:style-name="T3">t</text:span><text:span text:style-name="T3">a</text:span><text:span text:style-name="T3">r</text:span><text:span text:style-name="T3">t</text:span></text:p>
          </draw:text-box>
        </draw:frame>
        <draw:frame draw:style-name="gr4" draw:text-style-name="P5" draw:layer="layout" svg:width="2.995cm" svg:height="0.433cm" svg:x="1.549cm" svg:y="5.406cm">
          <draw:text-box>
            <text:p text:style-name="P2"><text:span text:style-name="T3">working </text:span><text:span text:style-name="T3">quickly.</text:span></text:p>
          </draw:text-box>
        </draw:frame>
        <draw:line draw:style-name="gr6" draw:text-style-name="P6" draw:layer="layout" svg:x1="1.552cm" svg:y1="6.793cm" svg:x2="20.037cm" svg:y2="6.793cm">
          <text:p/>
        </draw:line>
        <draw:frame draw:style-name="gr7" draw:text-style-name="P7" draw:layer="layout" svg:width="1.505cm" svg:height="0.454cm" svg:x="1.549cm" svg:y="6.317cm">
          <draw:text-box>
            <text:p text:style-name="P2"><text:span text:style-name="T5">S</text:span><text:span text:style-name="T5">K</text:span><text:span text:style-name="T5">I</text:span><text:span text:style-name="T5">L</text:span><text:span text:style-name="T5">L</text:span><text:span text:style-name="T5">S</text:span></text:p>
          </draw:text-box>
        </draw:frame>
        <draw:frame draw:style-name="gr4" draw:text-style-name="P5" draw:layer="layout" svg:width="8.845cm" svg:height="0.433cm" svg:x="1.549cm" svg:y="7.014cm">
          <draw:text-box>
            <text:p text:style-name="P2"><text:span text:style-name="T6">Languages </text:span><text:span text:style-name="T6">:</text:span><text:span text:style-name="T3"> Indonesia </text:span><text:span text:style-name="T3">(Native), </text:span><text:span text:style-name="T3">English(Basi</text:span><text:span text:style-name="T3">c)</text:span></text:p>
          </draw:text-box>
        </draw:frame>
        <draw:frame draw:style-name="gr4" draw:text-style-name="P5" draw:layer="layout" svg:width="12.093cm" svg:height="0.433cm" svg:x="1.549cm" svg:y="7.483cm">
          <draw:text-box>
            <text:p text:style-name="P2"><text:span text:style-name="T6">Programming Languages</text:span><text:span text:style-name="T3">: HTML5, CSS3, Javascript, Typescript</text:span></text:p>
          </draw:text-box>
        </draw:frame>
        <draw:frame draw:style-name="gr4" draw:text-style-name="P5" draw:layer="layout" svg:width="10.97cm" svg:height="0.433cm" svg:x="1.549cm" svg:y="7.949cm">
          <draw:text-box>
            <text:p text:style-name="P2"><text:span text:style-name="T6">Frameworks:</text:span><text:span text:style-name="T3"> React JS, </text:span><text:span text:style-name="T3">React Native(CLI, Expo), </text:span><text:span text:style-name="T3">Bootstarp</text:span></text:p>
          </draw:text-box>
        </draw:frame>
        <draw:frame draw:style-name="gr4" draw:text-style-name="P5" draw:layer="layout" svg:width="3.241cm" svg:height="0.433cm" svg:x="1.549cm" svg:y="8.387cm">
          <draw:text-box>
            <text:p text:style-name="P2"><text:span text:style-name="T6">Source </text:span><text:span text:style-name="T6">Control:</text:span></text:p>
          </draw:text-box>
        </draw:frame>
        <draw:frame draw:style-name="gr4" draw:text-style-name="P5" draw:layer="layout" svg:width="1.996cm" svg:height="0.433cm" svg:x="4.53cm" svg:y="8.418cm">
          <draw:text-box>
            <text:p text:style-name="P2"><text:span text:style-name="T3">Git, Github</text:span></text:p>
          </draw:text-box>
        </draw:frame>
        <draw:frame draw:style-name="gr4" draw:text-style-name="P5" draw:layer="layout" svg:width="9.07cm" svg:height="0.433cm" svg:x="1.549cm" svg:y="8.884cm">
          <draw:text-box>
            <text:p text:style-name="P2"><text:span text:style-name="T6">Others:</text:span><text:span text:style-name="T3"> Axios, Redux, </text:span><text:span text:style-name="T3">Postman, Firebase, Figma</text:span></text:p>
          </draw:text-box>
        </draw:frame>
        <draw:frame draw:style-name="gr4" draw:text-style-name="P5" draw:layer="layout" svg:width="13.434cm" svg:height="0.433cm" svg:x="1.549cm" svg:y="9.35cm">
          <draw:text-box>
            <text:p text:style-name="P2"><text:span text:style-name="T6">Relevant </text:span><text:span text:style-name="T6">Skills:</text:span><text:span text:style-name="T3"> </text:span><text:span text:style-name="T3">Frontend </text:span><text:span text:style-name="T3">Web </text:span><text:span text:style-name="T3">Develop</text:span><text:span text:style-name="T3">ment, </text:span><text:span text:style-name="T3">Mobile </text:span><text:span text:style-name="T3">App </text:span><text:span text:style-name="T3">Develop</text:span><text:span text:style-name="T3">ment</text:span></text:p>
          </draw:text-box>
        </draw:frame>
        <draw:line draw:style-name="gr6" draw:text-style-name="P6" draw:layer="layout" svg:x1="1.552cm" svg:y1="10.744cm" svg:x2="20.037cm" svg:y2="10.744cm">
          <text:p/>
        </draw:line>
        <draw:frame draw:style-name="gr7" draw:text-style-name="P7" draw:layer="layout" svg:width="2.161cm" svg:height="0.454cm" svg:x="1.549cm" svg:y="10.261cm">
          <draw:text-box>
            <text:p text:style-name="P2"><text:span text:style-name="T5">PROJECTS</text:span></text:p>
          </draw:text-box>
        </draw:frame>
        <draw:frame draw:style-name="gr4" draw:text-style-name="P5" draw:layer="layout" svg:width="3.478cm" svg:height="0.433cm" svg:x="1.877cm" svg:y="11.262cm">
          <draw:text-box>
            <text:p text:style-name="P2"><text:span text:style-name="T6">System of </text:span><text:span text:style-name="T6">Santri</text:span></text:p>
          </draw:text-box>
        </draw:frame>
        <draw:frame draw:style-name="gr4" draw:text-style-name="P5" draw:layer="layout" svg:width="0.369cm" svg:height="0.412cm" svg:x="1.549cm" svg:y="11.249cm">
          <draw:text-box>
            <text:p text:style-name="P2"><text:span text:style-name="T7">●</text:span></text:p>
          </draw:text-box>
        </draw:frame>
        <draw:frame draw:style-name="gr4" draw:text-style-name="P5" draw:layer="layout" svg:width="0.369cm" svg:height="0.433cm" svg:x="2.184cm" svg:y="11.759cm">
          <draw:text-box>
            <text:p text:style-name="P2"><text:span text:style-name="T3">-</text:span></text:p>
          </draw:text-box>
        </draw:frame>
        <draw:frame draw:style-name="gr4" draw:text-style-name="P5" draw:layer="layout" svg:width="18.548cm" svg:height="0.433cm" svg:x="2.819cm" svg:y="11.759cm">
          <draw:text-box>
            <text:p text:style-name="P2"><text:span text:style-name="T3">Build and develop an application to manage and record all student activities to optimize the student</text:span></text:p>
          </draw:text-box>
        </draw:frame>
        <draw:frame draw:style-name="gr4" draw:text-style-name="P5" draw:layer="layout" svg:width="3.075cm" svg:height="0.433cm" svg:x="2.819cm" svg:y="12.228cm">
          <draw:text-box>
            <text:p text:style-name="P2"><text:span text:style-name="T3">learning system.</text:span></text:p>
          </draw:text-box>
        </draw:frame>
        <draw:frame draw:style-name="gr4" draw:text-style-name="P5" draw:layer="layout" svg:width="0.369cm" svg:height="0.433cm" svg:x="2.184cm" svg:y="12.694cm">
          <draw:text-box>
            <text:p text:style-name="P2"><text:span text:style-name="T3">-</text:span></text:p>
          </draw:text-box>
        </draw:frame>
        <draw:frame draw:style-name="gr4" draw:text-style-name="P5" draw:layer="layout" svg:width="8.939cm" svg:height="0.433cm" svg:x="2.819cm" svg:y="12.694cm">
          <draw:text-box>
            <text:p text:style-name="P2"><text:span text:style-name="T3">Create a user and admin authentication system.</text:span></text:p>
          </draw:text-box>
        </draw:frame>
        <draw:frame draw:style-name="gr4" draw:text-style-name="P5" draw:layer="layout" svg:width="0.369cm" svg:height="0.433cm" svg:x="2.184cm" svg:y="13.16cm">
          <draw:text-box>
            <text:p text:style-name="P2"><text:span text:style-name="T3">-</text:span></text:p>
          </draw:text-box>
        </draw:frame>
        <draw:frame draw:style-name="gr4" draw:text-style-name="P5" draw:layer="layout" svg:width="14.391cm" svg:height="0.433cm" svg:x="2.819cm" svg:y="13.16cm">
          <draw:text-box>
            <text:p text:style-name="P2"><text:span text:style-name="T3">Create a barcode scanner feature to improve the student attendance system.</text:span></text:p>
          </draw:text-box>
        </draw:frame>
        <draw:frame draw:style-name="gr4" draw:text-style-name="P5" draw:layer="layout" svg:width="7.402cm" svg:height="0.433cm" svg:x="2.053cm" svg:y="13.625cm">
          <draw:text-box>
            <text:p text:style-name="P2"><text:span text:style-name="T6">Tech Stacks :</text:span><text:span text:style-name="T3"> Javascript, React Native.</text:span></text:p>
          </draw:text-box>
        </draw:frame>
        <draw:line draw:style-name="gr5" draw:text-style-name="P6" draw:layer="layout" svg:x1="4.374cm" svg:y1="14.413cm" svg:x2="13.97cm" svg:y2="14.413cm">
          <text:p/>
        </draw:line>
        <draw:frame draw:style-name="gr4" draw:text-style-name="P5" draw:layer="layout" svg:width="13.079cm" svg:height="0.433cm" svg:x="2.064cm" svg:y="14.094cm">
          <draw:text-box>
            <text:p text:style-name="P2"><text:span text:style-name="T6">Project Link:</text:span><text:span text:style-name="T4"> https://appetize.io/embed/rkh2ufzvmz42u2tocmiz32qfki</text:span></text:p>
          </draw:text-box>
        </draw:frame>
        <draw:frame draw:style-name="gr4" draw:text-style-name="P5" draw:layer="layout" svg:width="3.85cm" svg:height="0.433cm" svg:x="1.877cm" svg:y="14.532cm">
          <draw:text-box>
            <text:p text:style-name="P2"><text:span text:style-name="T6">Gemilang Services</text:span></text:p>
          </draw:text-box>
        </draw:frame>
        <draw:frame draw:style-name="gr4" draw:text-style-name="P5" draw:layer="layout" svg:width="0.369cm" svg:height="0.412cm" svg:x="1.549cm" svg:y="14.516cm">
          <draw:text-box>
            <text:p text:style-name="P2"><text:span text:style-name="T7">●</text:span></text:p>
          </draw:text-box>
        </draw:frame>
        <draw:frame draw:style-name="gr4" draw:text-style-name="P5" draw:layer="layout" svg:width="0.369cm" svg:height="0.433cm" svg:x="2.184cm" svg:y="15.029cm">
          <draw:text-box>
            <text:p text:style-name="P2"><text:span text:style-name="T3">-</text:span></text:p>
          </draw:text-box>
        </draw:frame>
        <draw:frame draw:style-name="gr4" draw:text-style-name="P5" draw:layer="layout" svg:width="12.071cm" svg:height="0.433cm" svg:x="2.819cm" svg:y="15.029cm">
          <draw:text-box>
            <text:p text:style-name="P2"><text:span text:style-name="T3">Building a landing page for an electronic repair service company.</text:span></text:p>
          </draw:text-box>
        </draw:frame>
        <draw:frame draw:style-name="gr4" draw:text-style-name="P5" draw:layer="layout" svg:width="0.369cm" svg:height="0.433cm" svg:x="2.184cm" svg:y="15.495cm">
          <draw:text-box>
            <text:p text:style-name="P2"><text:span text:style-name="T3">-</text:span></text:p>
          </draw:text-box>
        </draw:frame>
        <draw:frame draw:style-name="gr4" draw:text-style-name="P5" draw:layer="layout" svg:width="13.485cm" svg:height="0.433cm" svg:x="2.819cm" svg:y="15.495cm">
          <draw:text-box>
            <text:p text:style-name="P2"><text:span text:style-name="T3">Create an attractive user interface by adding animations and transitions.</text:span></text:p>
          </draw:text-box>
        </draw:frame>
        <draw:frame draw:style-name="gr4" draw:text-style-name="P5" draw:layer="layout" svg:width="0.369cm" svg:height="0.433cm" svg:x="2.184cm" svg:y="15.961cm">
          <draw:text-box>
            <text:p text:style-name="P2"><text:span text:style-name="T3">-</text:span></text:p>
          </draw:text-box>
        </draw:frame>
        <draw:frame draw:style-name="gr4" draw:text-style-name="P5" draw:layer="layout" svg:width="15.052cm" svg:height="0.433cm" svg:x="2.819cm" svg:y="15.961cm">
          <draw:text-box>
            <text:p text:style-name="P2"><text:span text:style-name="T3">Build responsive and adaptive user interfaces for mobile phones, tablets, and PC.</text:span></text:p>
          </draw:text-box>
        </draw:frame>
        <draw:frame draw:style-name="gr4" draw:text-style-name="P5" draw:layer="layout" svg:width="2.766cm" svg:height="0.433cm" svg:x="2.053cm" svg:y="16.398cm">
          <draw:text-box>
            <text:p text:style-name="P2"><text:span text:style-name="T6">Tech Stacks :</text:span></text:p>
          </draw:text-box>
        </draw:frame>
        <draw:frame draw:style-name="gr4" draw:text-style-name="P5" draw:layer="layout" svg:width="3.202cm" svg:height="0.433cm" svg:x="4.607cm" svg:y="16.426cm">
          <draw:text-box>
            <text:p text:style-name="P2"><text:span text:style-name="T3">React, Bootstarp.</text:span></text:p>
          </draw:text-box>
        </draw:frame>
        <draw:line draw:style-name="gr5" draw:text-style-name="P6" draw:layer="layout" svg:x1="4.374cm" svg:y1="17.235cm" svg:x2="13.934cm" svg:y2="17.235cm">
          <text:p/>
        </draw:line>
        <draw:frame draw:style-name="gr4" draw:text-style-name="P5" draw:layer="layout" svg:width="13.439cm" svg:height="0.433cm" svg:x="2.064cm" svg:y="16.896cm">
          <draw:text-box>
            <text:p text:style-name="P2"><text:span text:style-name="T6">Project Link:</text:span><text:span text:style-name="T4"> https://09farhanmahendra01.github.io/Gemilang_website/</text:span></text:p>
          </draw:text-box>
        </draw:frame>
        <draw:frame draw:style-name="gr4" draw:text-style-name="P5" draw:layer="layout" svg:width="2.957cm" svg:height="0.433cm" svg:x="1.877cm" svg:y="17.333cm">
          <draw:text-box>
            <text:p text:style-name="P2"><text:span text:style-name="T6">Absensi Siswa</text:span></text:p>
          </draw:text-box>
        </draw:frame>
        <draw:frame draw:style-name="gr4" draw:text-style-name="P5" draw:layer="layout" svg:width="0.369cm" svg:height="0.412cm" svg:x="1.549cm" svg:y="17.317cm">
          <draw:text-box>
            <text:p text:style-name="P2"><text:span text:style-name="T7">●</text:span></text:p>
          </draw:text-box>
        </draw:frame>
        <draw:frame draw:style-name="gr4" draw:text-style-name="P5" draw:layer="layout" svg:width="0.369cm" svg:height="0.433cm" svg:x="2.184cm" svg:y="17.827cm">
          <draw:text-box>
            <text:p text:style-name="P2"><text:span text:style-name="T3">-</text:span></text:p>
          </draw:text-box>
        </draw:frame>
        <draw:frame draw:style-name="gr4" draw:text-style-name="P5" draw:layer="layout" svg:width="17.748cm" svg:height="0.433cm" svg:x="2.819cm" svg:y="17.827cm">
          <draw:text-box>
            <text:p text:style-name="P2"><text:span text:style-name="T3">Build a student attendance application that aims to record student attendance for each subject.</text:span></text:p>
          </draw:text-box>
        </draw:frame>
        <draw:frame draw:style-name="gr4" draw:text-style-name="P5" draw:layer="layout" svg:width="0.369cm" svg:height="0.433cm" svg:x="2.184cm" svg:y="18.296cm">
          <draw:text-box>
            <text:p text:style-name="P2"><text:span text:style-name="T3">-</text:span></text:p>
          </draw:text-box>
        </draw:frame>
        <draw:frame draw:style-name="gr4" draw:text-style-name="P5" draw:layer="layout" svg:width="18.29cm" svg:height="0.433cm" svg:x="2.819cm" svg:y="18.296cm">
          <draw:text-box>
            <text:p text:style-name="P2"><text:span text:style-name="T3">Create a CRUD (Create read update delete) student attendance feature and input attendance data</text:span></text:p>
          </draw:text-box>
        </draw:frame>
        <draw:frame draw:style-name="gr4" draw:text-style-name="P5" draw:layer="layout" svg:width="2.25cm" svg:height="0.433cm" svg:x="2.819cm" svg:y="18.762cm">
          <draw:text-box>
            <text:p text:style-name="P2"><text:span text:style-name="T3">information.</text:span></text:p>
          </draw:text-box>
        </draw:frame>
        <draw:frame draw:style-name="gr4" draw:text-style-name="P5" draw:layer="layout" svg:width="0.369cm" svg:height="0.433cm" svg:x="2.184cm" svg:y="19.227cm">
          <draw:text-box>
            <text:p text:style-name="P2"><text:span text:style-name="T3">-</text:span></text:p>
          </draw:text-box>
        </draw:frame>
        <draw:frame draw:style-name="gr4" draw:text-style-name="P5" draw:layer="layout" svg:width="11.466cm" svg:height="0.433cm" svg:x="2.819cm" svg:y="19.227cm">
          <draw:text-box>
            <text:p text:style-name="P2"><text:span text:style-name="T3">Create an Async Storage feature for attendance data storage.</text:span></text:p>
          </draw:text-box>
        </draw:frame>
        <draw:frame draw:style-name="gr4" draw:text-style-name="P5" draw:layer="layout" svg:width="7.402cm" svg:height="0.433cm" svg:x="2.053cm" svg:y="19.697cm">
          <draw:text-box>
            <text:p text:style-name="P2"><text:span text:style-name="T6">Tech Stacks :</text:span><text:span text:style-name="T3"> Javascript, React Native.</text:span></text:p>
          </draw:text-box>
        </draw:frame>
        <draw:line draw:style-name="gr5" draw:text-style-name="P6" draw:layer="layout" svg:x1="4.374cm" svg:y1="20.481cm" svg:x2="13.617cm" svg:y2="20.481cm">
          <text:p/>
        </draw:line>
        <draw:frame draw:style-name="gr4" draw:text-style-name="P5" draw:layer="layout" svg:width="13.1cm" svg:height="0.433cm" svg:x="2.064cm" svg:y="20.162cm">
          <draw:text-box>
            <text:p text:style-name="P2"><text:span text:style-name="T6">Project Link:</text:span><text:span text:style-name="T4"> https://appetize.io/embed/d2vwlj36y2vfuimz6rfg25fmoy</text:span></text:p>
          </draw:text-box>
        </draw:frame>
        <draw:frame draw:style-name="gr4" draw:text-style-name="P5" draw:layer="layout" svg:width="3.287cm" svg:height="0.433cm" svg:x="1.877cm" svg:y="20.6cm">
          <draw:text-box>
            <text:p text:style-name="P2"><text:span text:style-name="T6">Al-quran Digital</text:span></text:p>
          </draw:text-box>
        </draw:frame>
        <draw:frame draw:style-name="gr4" draw:text-style-name="P5" draw:layer="layout" svg:width="0.369cm" svg:height="0.412cm" svg:x="1.549cm" svg:y="20.587cm">
          <draw:text-box>
            <text:p text:style-name="P2"><text:span text:style-name="T7">●</text:span></text:p>
          </draw:text-box>
        </draw:frame>
        <draw:frame draw:style-name="gr4" draw:text-style-name="P5" draw:layer="layout" svg:width="0.369cm" svg:height="0.433cm" svg:x="2.184cm" svg:y="21.097cm">
          <draw:text-box>
            <text:p text:style-name="P2"><text:span text:style-name="T3">-</text:span></text:p>
          </draw:text-box>
        </draw:frame>
        <draw:frame draw:style-name="gr4" draw:text-style-name="P5" draw:layer="layout" svg:width="19.217cm" svg:height="0.433cm" svg:x="2.819cm" svg:y="21.097cm">
          <draw:text-box>
            <text:p text:style-name="P2"><text:span text:style-name="T3">Build this Digital Quran application which aims to make it easier for us when we don't bring a mushaf or</text:span></text:p>
          </draw:text-box>
        </draw:frame>
        <draw:frame draw:style-name="gr4" draw:text-style-name="P5" draw:layer="layout" svg:width="2.199cm" svg:height="0.433cm" svg:x="2.819cm" svg:y="21.563cm">
          <draw:text-box>
            <text:p text:style-name="P2"><text:span text:style-name="T3">are outside.</text:span></text:p>
          </draw:text-box>
        </draw:frame>
        <draw:frame draw:style-name="gr4" draw:text-style-name="P5" draw:layer="layout" svg:width="0.369cm" svg:height="0.433cm" svg:x="2.184cm" svg:y="22.028cm">
          <draw:text-box>
            <text:p text:style-name="P2"><text:span text:style-name="T3">-</text:span></text:p>
          </draw:text-box>
        </draw:frame>
        <draw:frame draw:style-name="gr4" draw:text-style-name="P5" draw:layer="layout" svg:width="14.031cm" svg:height="0.433cm" svg:x="2.819cm" svg:y="22.028cm">
          <draw:text-box>
            <text:p text:style-name="P2"><text:span text:style-name="T3">Create surah and juz options where there is a sound feature for each surah.</text:span></text:p>
          </draw:text-box>
        </draw:frame>
        <draw:frame draw:style-name="gr4" draw:text-style-name="P5" draw:layer="layout" svg:width="0.369cm" svg:height="0.433cm" svg:x="2.184cm" svg:y="22.498cm">
          <draw:text-box>
            <text:p text:style-name="P2"><text:span text:style-name="T3">-</text:span></text:p>
          </draw:text-box>
        </draw:frame>
        <draw:frame draw:style-name="gr4" draw:text-style-name="P5" draw:layer="layout" svg:width="18.866cm" svg:height="0.433cm" svg:x="2.819cm" svg:y="22.498cm">
          <draw:text-box>
            <text:p text:style-name="P2"><text:span text:style-name="T3">This application is created by consuming the API and using Async Storage to store the selected surah.</text:span></text:p>
          </draw:text-box>
        </draw:frame>
        <draw:frame draw:style-name="gr4" draw:text-style-name="P5" draw:layer="layout" svg:width="7.402cm" svg:height="0.433cm" svg:x="2.053cm" svg:y="22.963cm">
          <draw:text-box>
            <text:p text:style-name="P2"><text:span text:style-name="T6">Tech Stacks :</text:span><text:span text:style-name="T3"> Javascript, React Native.</text:span></text:p>
          </draw:text-box>
        </draw:frame>
        <draw:line draw:style-name="gr5" draw:text-style-name="P6" draw:layer="layout" svg:x1="4.374cm" svg:y1="23.762cm" svg:x2="14.181cm" svg:y2="23.762cm">
          <text:p/>
        </draw:line>
        <draw:frame draw:style-name="gr4" draw:text-style-name="P5" draw:layer="layout" svg:width="13.388cm" svg:height="0.433cm" svg:x="2.064cm" svg:y="23.429cm">
          <draw:text-box>
            <text:p text:style-name="P2"><text:span text:style-name="T6">Project Link:</text:span><text:span text:style-name="T4"> https://appetize.io/embed/gyn7j3nbhzaowytdramsbebake</text:span></text:p>
          </draw:text-box>
        </draw:frame>
        <draw:line draw:style-name="gr6" draw:text-style-name="P6" draw:layer="layout" svg:x1="1.552cm" svg:y1="24.82cm" svg:x2="20.037cm" svg:y2="24.82cm">
          <text:p/>
        </draw:line>
        <draw:frame draw:style-name="gr7" draw:text-style-name="P7" draw:layer="layout" svg:width="2.563cm" svg:height="0.454cm" svg:x="1.549cm" svg:y="24.34cm">
          <draw:text-box>
            <text:p text:style-name="P2"><text:span text:style-name="T5">EDUCATION</text:span></text:p>
          </draw:text-box>
        </draw:frame>
        <draw:frame draw:style-name="gr4" draw:text-style-name="P5" draw:layer="layout" svg:width="4.57cm" svg:height="0.433cm" svg:x="1.549cm" svg:y="25.108cm">
          <draw:text-box>
            <text:p text:style-name="P2"><text:span text:style-name="T6">Pondok IT Yogyakarta</text:span></text:p>
          </draw:text-box>
        </draw:frame>
        <draw:frame draw:style-name="gr4" draw:text-style-name="P5" draw:layer="layout" svg:width="4.096cm" svg:height="0.433cm" svg:x="16.287cm" svg:y="25.14cm">
          <draw:text-box>
            <text:p text:style-name="P2"><text:span text:style-name="T3">Yogyakarta, Indonesia</text:span></text:p>
          </draw:text-box>
        </draw:frame>
        <draw:frame draw:style-name="gr4" draw:text-style-name="P5" draw:layer="layout" svg:width="6.64cm" svg:height="0.433cm" svg:x="1.549cm" svg:y="25.606cm">
          <draw:text-box>
            <text:p text:style-name="P2"><text:span text:style-name="T3">Frontend Developer (Web &amp; Mobile)</text:span></text:p>
          </draw:text-box>
        </draw:frame>
        <draw:frame draw:style-name="gr4" draw:text-style-name="P5" draw:layer="layout" svg:width="4.003cm" svg:height="0.433cm" svg:x="16.357cm" svg:y="25.606cm">
          <draw:text-box>
            <text:p text:style-name="P2"><text:span text:style-name="T3">May 2022 – Aug 2023</text:span></text:p>
          </draw:text-box>
        </draw:frame>
        <draw:frame draw:style-name="gr4" draw:text-style-name="P5" draw:layer="layout" svg:width="3.905cm" svg:height="0.433cm" svg:x="1.549cm" svg:y="26.509cm">
          <draw:text-box>
            <text:p text:style-name="P2"><text:span text:style-name="T6">SMK Karya Bangsa</text:span></text:p>
          </draw:text-box>
        </draw:frame>
        <draw:frame draw:style-name="gr4" draw:text-style-name="P5" draw:layer="layout" svg:width="3.228cm" svg:height="0.433cm" svg:x="17.117cm" svg:y="26.54cm">
          <draw:text-box>
            <text:p text:style-name="P2"><text:span text:style-name="T3">Bekasi, Indonesia</text:span></text:p>
          </draw:text-box>
        </draw:frame>
        <draw:frame draw:style-name="gr4" draw:text-style-name="P5" draw:layer="layout" svg:width="4.722cm" svg:height="0.433cm" svg:x="1.549cm" svg:y="27.006cm">
          <draw:text-box>
            <text:p text:style-name="P2"><text:span text:style-name="T3">Teknik Kendaraan Ringan</text:span></text:p>
          </draw:text-box>
        </draw:frame>
        <draw:frame draw:style-name="gr4" draw:text-style-name="P5" draw:layer="layout" svg:width="3.986cm" svg:height="0.433cm" svg:x="16.422cm" svg:y="27.006cm">
          <draw:text-box>
            <text:p text:style-name="P2"><text:span text:style-name="T3">May 2019 - May 202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ArialUnicodeMS" svg:font-family="ArialUnicodeMS" style:font-pitch="variable"/>
    <style:font-face style:name="ArialUnicodeMS1" svg:font-family="ArialUnicodeMS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SansPro" svg:font-family="SourceSansPro" style:font-pitch="variable"/>
    <style:font-face style:name="SourceSansPro1" svg:font-family="SourceSansPro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89cm" fo:page-height="27.9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8-14T16:19:22.042316843</dc:date>
    <meta:editing-duration>PT4M18S</meta:editing-duration>
    <meta:editing-cycles>1</meta:editing-cycles>
    <meta:document-statistic meta:object-count="86"/>
    <meta:generator>LibreOffice/7.3.2.2$Linux_X86_64 LibreOffice_project/30$Build-2</meta:generator>
  </office:meta>
</office:document-meta>
</file>